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paragraph-properties fo:margin-left="1.191cm" fo:margin-right="0cm" fo:text-indent="0cm" style:auto-text-indent="false"/>
    </style:style>
    <style:style style:name="P11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fo:color="#000000" style:font-name="Tahoma2" fo:font-size="10pt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color="#000000" style:font-name="Tahoma2" fo:font-size="10pt"/>
    </style:style>
    <style:style style:name="P13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Text_20_body" style:list-style-name="L1">
      <style:paragraph-properties fo:margin-top="0.199cm" fo:margin-bottom="0.199cm"/>
    </style:style>
    <style:style style:name="P17" style:family="paragraph" style:parent-style-name="Text_20_body" style:list-style-name="L2">
      <style:paragraph-properties fo:margin-top="0cm" fo:margin-bottom="0cm"/>
      <style:text-properties fo:color="#000000" style:font-name="Tahoma2" fo:font-size="10pt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color="#000000" style:font-name="Tahoma2" fo:font-size="10pt"/>
    </style:style>
    <style:style style:name="P19" style:family="paragraph" style:parent-style-name="Text_20_body" style:list-style-name="L2">
      <style:paragraph-properties fo:margin-top="0cm" fo:margin-bottom="0cm" fo:text-align="justify" style:justify-single-word="false"/>
      <style:text-properties fo:color="#000000" style:font-name="Tahoma2" fo:font-size="10pt"/>
    </style:style>
    <style:style style:name="P20" style:family="paragraph" style:parent-style-name="Text_20_body" style:list-style-name="L3">
      <style:paragraph-properties fo:margin-top="0cm" fo:margin-bottom="0cm" fo:text-align="justify" style:justify-single-word="false"/>
      <style:text-properties fo:color="#000000" style:font-name="Tahoma2" fo:font-size="10pt"/>
    </style:style>
    <style:style style:name="P21" style:family="paragraph" style:parent-style-name="Text_20_body" style:list-style-name="L4">
      <style:paragraph-properties fo:margin-top="0cm" fo:margin-bottom="0cm" fo:text-align="justify" style:justify-single-word="false">
        <style:tab-stops/>
      </style:paragraph-properties>
      <style:text-properties fo:color="#000000"/>
    </style:style>
    <style:style style:name="P22" style:family="paragraph" style:parent-style-name="Text_20_body" style:list-style-name="L4">
      <style:paragraph-properties fo:margin-top="0cm" fo:margin-bottom="0cm" fo:text-align="justify" style:justify-single-word="false">
        <style:tab-stops/>
      </style:paragraph-properties>
    </style:style>
    <style:style style:name="P23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fo:color="#000000" style:font-name="Tahoma2" fo:font-size="10pt"/>
    </style:style>
    <style:style style:name="P24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fo:color="#000000" style:text-underline-style="solid" style:text-underline-width="auto" style:text-underline-color="font-color"/>
    </style:style>
    <style:style style:name="P25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style:text-underline-style="solid" style:text-underline-width="auto" style:text-underline-color="font-color"/>
    </style:style>
    <style:style style:name="P26" style:family="paragraph" style:parent-style-name="Heading_20_1">
      <style:text-properties fo:language="pt" fo:country="BR"/>
    </style:style>
    <style:style style:name="T1" style:family="text">
      <style:text-properties fo:font-size="10pt"/>
    </style:style>
    <style:style style:name="T2" style:family="text">
      <style:text-properties fo:font-size="10pt" style:font-size-asian="10pt"/>
    </style:style>
    <style:style style:name="T3" style:family="text">
      <style:text-properties fo:color="#000000"/>
    </style:style>
    <style:style style:name="T4" style:family="text">
      <style:text-properties style:font-name="Tahom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7">Food Delivery Web</text:p>
      <text:p text:style-name="P2">Especificação de Caso de Uso</text:p>
      <text:p text:style-name="P4"/>
      <text:p text:style-name="P3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6">
            <text:p text:style-name="P5">16/10/09</text:p>
          </table:table-cell>
          <table:table-cell table:style-name="Tabela1.B2" office:value-type="float" office:value="1">
            <text:p text:style-name="P5">1</text:p>
          </table:table-cell>
          <table:table-cell table:style-name="Tabela1.C2" office:value-type="string">
            <text:p text:style-name="P6">Primeira Versão do Caso de Uso Exibir Cardápio</text:p>
          </table:table-cell>
          <table:table-cell table:style-name="Tabela1.D2" office:value-type="string">
            <text:p text:style-name="P5">Paulo Roberto</text:p>
          </table:table-cell>
        </table:table-row>
        <table:table-row table:style-name="Tabela1.1">
          <table:table-cell table:style-name="Tabela1.A2" office:value-type="date" office:date-value="2009-10-23">
            <text:p text:style-name="P5">23/10/09</text:p>
          </table:table-cell>
          <table:table-cell table:style-name="Tabela1.B2" office:value-type="float" office:value="1.1">
            <text:p text:style-name="P5">1,1</text:p>
          </table:table-cell>
          <table:table-cell table:style-name="Tabela1.C2" office:value-type="string">
            <text:p text:style-name="P6">Revisão e Inserção do Fluxo Alternativo A3</text:p>
          </table:table-cell>
          <table:table-cell table:style-name="Tabela1.D2" office:value-type="string">
            <text:p text:style-name="P5">Paulo Roberto</text:p>
          </table:table-cell>
        </table:table-row>
      </table:table>
      <text:p text:style-name="Text_20_body">Exibir Cardápio</text:p>
      <text:h text:style-name="P26" text:outline-level="1">Breve Descrição</text:h>
      <text:p text:style-name="P10">Este caso de uso permite a exibição da lista de Cardápios de um determinado estabelecimento cadastrado no Food Delivery Web.</text:p>
      <text:h text:style-name="P26" text:outline-level="1">Referências </text:h>
      <text:p text:style-name="Text_20_body">Não há.</text:p>
      <text:h text:style-name="P26" text:outline-level="1">Atores</text:h>
      <text:p text:style-name="Text_20_body">Cliente</text:p>
      <text:h text:style-name="P26" text:outline-level="1">Pré-condições</text:h>
      <text:p text:style-name="Text_20_body">O cliente precisa escolher o Estabelecimento antes de Exibir os Cardápios.</text:p>
      <text:h text:style-name="P26" text:outline-level="1">Fluxos de Eventos</text:h>
      <text:h text:style-name="Heading_20_2" text:outline-level="2">Fluxo Básico</text:h>
      <text:p text:style-name="Text_20_body">Este caso de uso começa quando o cliente seleciona a opção Cardápios no Menu:</text:p>
      <text:list xml:id="list1673629001" text:style-name="L1">
        <text:list-item>
          <text:list>
            <text:list-item>
              <text:p text:style-name="P16">O sistema apresenta a lista de cardápios cadastrados com a opção visualizar detalhes e também a opção Buscar por Nome.</text:p>
            </text:list-item>
            <text:list-item>
              <text:p text:style-name="P16">O caso se encerra.</text:p>
            </text:list-item>
          </text:list>
        </text:list-item>
      </text:list>
      <text:h text:style-name="Heading_20_2" text:outline-level="2">Fluxos Alternativos</text:h>
      <text:p text:style-name="P25">A1 – Busca Por Nome</text:p>
      <text:p text:style-name="P11">No Passo 1 do fluxo básico:</text:p>
      <text:list xml:id="list824799122" text:style-name="L2">
        <text:list-item>
          <text:list>
            <text:list-item>
              <text:list>
                <text:list-item>
                  <text:list>
                    <text:list-item>
                      <text:p text:style-name="P17">O Cliente digita parte do nome do Cardápio.</text:p>
                    </text:list-item>
                    <text:list-item>
                      <text:p text:style-name="P19">O ator clica em Buscar Cardápios.</text:p>
                    </text:list-item>
                    <text:list-item>
                      <text:p text:style-name="P19">O sistema retorna para o passo 1 do fluxo básico mostrando apenas os Cardápios que estiverem no resultado da pesquisa.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24"><text:soft-page-break/>A2 – Nome não traz resultados</text:p>
      <text:p text:style-name="P11">Se no passo 2 do fluxo alternativo A1 o sistema não encontrar nenhum resultado correspondente, então:</text:p>
      <text:list xml:id="list1011518794" text:style-name="L3">
        <text:list-item>
          <text:list>
            <text:list-item>
              <text:list>
                <text:list-item>
                  <text:list>
                    <text:list-item>
                      <text:p text:style-name="P20">O sistema exibe a mensagem “Não foram encontrados resultados para a busca. Clique em OK para prosseguir”;</text:p>
                    </text:list-item>
                    <text:list-item>
                      <text:p text:style-name="P20">O ator clica em OK;</text:p>
                    </text:list-item>
                    <text:list-item>
                      <text:p text:style-name="P20">O sistema retorna para o passo 1 do fluxo alternativo.</text:p>
                    </text:list-item>
                  </text:list>
                </text:list-item>
              </text:list>
            </text:list-item>
          </text:list>
        </text:list-item>
      </text:list>
      <text:h text:style-name="P26" text:outline-level="1">Pontos de Extensão</text:h>
      <text:p text:style-name="Text_20_body">Não há.</text:p>
      <text:h text:style-name="P26" text:outline-level="1">Casos de Uso Incluídos</text:h>
      <text:p text:style-name="Text_20_body">Não há.</text:p>
      <text:h text:style-name="P26" text:outline-level="1">Pós-Condições</text:h>
      <text:p text:style-name="Text_20_body">Não há.</text:p>
      <text:h text:style-name="P26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2 - Exibi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2 - Exibi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3T16:04:30</dc:date>
    <meta:editing-cycles>20</meta:editing-cycles>
    <meta:editing-duration>PT01H44M42S</meta:editing-duration>
    <meta:generator>OpenOffice.org/3.0$Linux OpenOffice.org_project/300m15$Build-9379</meta:generator>
    <meta:document-statistic meta:table-count="1" meta:image-count="0" meta:object-count="0" meta:page-count="2" meta:paragraph-count="50" meta:word-count="273" meta:character-count="1507"/>
    <meta:user-defined meta:name="ReqProMenus" meta:value-type="boolean">false</meta:user-defined>
  </office:meta>
</office:document-meta>
</file>